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8a08" officeooo:paragraph-rsid="00188a08"/>
    </style:style>
    <style:style style:name="P2" style:family="paragraph" style:parent-style-name="Standard" style:list-style-name="L1">
      <style:text-properties officeooo:rsid="00188a08" officeooo:paragraph-rsid="00188a08"/>
    </style:style>
    <style:style style:name="P3" style:family="paragraph" style:parent-style-name="Standard" style:list-style-name="L1">
      <style:text-properties officeooo:rsid="001a015e" officeooo:paragraph-rsid="001a015e"/>
    </style:style>
    <style:style style:name="P4" style:family="paragraph" style:parent-style-name="Standard" style:list-style-name="L1">
      <style:text-properties officeooo:rsid="001a015e" officeooo:paragraph-rsid="001bbc6f"/>
    </style:style>
    <style:style style:name="P5" style:family="paragraph" style:parent-style-name="Standard" style:list-style-name="L1">
      <style:text-properties officeooo:rsid="001bbc6f" officeooo:paragraph-rsid="001bbc6f"/>
    </style:style>
    <style:style style:name="T1" style:family="text">
      <style:text-properties officeooo:rsid="001bbc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ail individuel :</text:p>
      <text:p text:style-name="P1"/>
      <text:p text:style-name="P1">Suite à la vision d’une vidéo du « Dessous des cartes », « les cartes des autres », répondre au questionnaire suivant :</text:p>
      <text:p text:style-name="P1"/>
      <text:list xml:id="list164203263114533693" text:style-name="L1">
        <text:list-item>
          <text:p text:style-name="P2">Nommer les différents types de projection de l’espace terrestre.</text:p>
          <text:list>
            <text:list-item>
              <text:p text:style-name="P3">Planisphère classique (projection de Gerardus Mercator)</text:p>
            </text:list-item>
            <text:list-item>
              <text:p text:style-name="P3">Projection de Arno Peters</text:p>
            </text:list-item>
            <text:list-item>
              <text:p text:style-name="P3">Projection Eckert IV</text:p>
              <text:list>
                <text:list-item>
                  <text:p text:style-name="P3">Vision européenne</text:p>
                </text:list-item>
                <text:list-item>
                  <text:p text:style-name="P3">Vision australienne</text:p>
                  <text:list>
                    <text:list-header>
                      <text:p text:style-name="P3">+ Projection down-under</text:p>
                    </text:list-header>
                  </text:list>
                </text:list-item>
                <text:list-item>
                  <text:p text:style-name="P3">Vision japonaise</text:p>
                </text:list-item>
                <text:list-item>
                  <text:p text:style-name="P3">Vision chinoise</text:p>
                  <text:list>
                    <text:list-header>
                      <text:p text:style-name="P3">+ Atlas chinois</text:p>
                    </text:list-header>
                  </text:list>
                </text:list-item>
              </text:list>
            </text:list-item>
          </text:list>
          <text:p text:style-name="P2"/>
        </text:list-item>
        <text:list-item>
          <text:p text:style-name="P2">En quoi chaque type de projection est-il différent des autres ?</text:p>
          <text:list>
            <text:list-item>
              <text:p text:style-name="P3">Mercator : le nord est plus gros que le sud</text:p>
            </text:list-item>
            <text:list-item>
              <text:p text:style-name="P3">Peters : les espaces sont équitables</text:p>
            </text:list-item>
            <text:list-item>
              <text:p text:style-name="P3">Eckert IV : plus précis et plus beau</text:p>
            </text:list-item>
          </text:list>
          <text:p text:style-name="P2"/>
        </text:list-item>
        <text:list-item>
          <text:p text:style-name="P2">En quoi la lecture du monde diffère-t-elle d’un point à un autre de la planète ?</text:p>
          <text:list>
            <text:list-item>
              <text:p text:style-name="P5">Projection Peters : </text:p>
              <text:list>
                <text:list-item>
                  <text:p text:style-name="P5">Alaska au centre</text:p>
                </text:list-item>
              </text:list>
            </text:list-item>
            <text:list-item>
              <text:p text:style-name="P4">Vision européenne : </text:p>
              <text:list>
                <text:list-item>
                  <text:p text:style-name="P4">Europe au centre</text:p>
                </text:list-item>
              </text:list>
            </text:list-item>
            <text:list-item>
              <text:p text:style-name="P4">Vision australienne : </text:p>
              <text:list>
                <text:list-item>
                  <text:p text:style-name="P4">Australie au centre, et un peu remontée</text:p>
                  <text:list>
                    <text:list-header>
                      <text:p text:style-name="P4">+ down-under : Sud au dessus et Nord en dessous</text:p>
                    </text:list-header>
                  </text:list>
                </text:list-item>
              </text:list>
            </text:list-item>
            <text:list-item>
              <text:p text:style-name="P4">Vision japonaise : </text:p>
              <text:list>
                <text:list-item>
                  <text:p text:style-name="P4">Japon au centre</text:p>
                </text:list-item>
                <text:list-item>
                  <text:p text:style-name="P4"><text:span text:style-name="T1">V</text:span>ision plus large → Amérique représentée 2 fois</text:p>
                </text:list-item>
                <text:list-item>
                  <text:p text:style-name="P5">Reliefs marins</text:p>
                </text:list-item>
              </text:list>
            </text:list-item>
            <text:list-item>
              <text:p text:style-name="P4">Vision chinoise : </text:p>
              <text:list>
                <text:list-item>
                  <text:p text:style-name="P4">Chine au centre</text:p>
                </text:list-item>
                <text:list-item>
                  <text:p text:style-name="P4">Pacifique plus étendue que l’Atlantique</text:p>
                  <text:list>
                    <text:list-header>
                      <text:p text:style-name="P3">+ Atlas chinois : Uniquement la Chine</text:p>
                    </text:list-header>
                  </text:list>
                </text:list-item>
              </text:list>
            </text:list-item>
          </text:list>
          <text:p text:style-name="P2"/>
        </text:list-item>
        <text:list-item>
          <text:p text:style-name="P2">Montrez que la carte n’est pas neutre et que sa lecture nécessite un esprit critique important.</text:p>
          <text:list>
            <text:list-item>
              <text:p text:style-name="P5">« Les cartes donnent une vision du monde qui est incomplète »</text:p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1:54:00.357000000</meta:creation-date>
    <dc:date>2018-10-01T13:17:38.920000000</dc:date>
    <meta:editing-duration>PT25M23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5" meta:word-count="236" meta:character-count="1239" meta:non-whitespace-character-count="1061"/>
  </office:meta>
</office:document-meta>
</file>